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C0000034A6907D7335E4C1A02.png" manifest:media-type="image/png"/>
  <manifest:file-entry manifest:full-path="Pictures/10000201000005B8000001A5253CC7755C1295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d8e8" officeooo:paragraph-rsid="000ad8e8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><draw:frame draw:style-name="fr1" draw:name="Image1" text:anchor-type="char" svg:x="0.198cm" svg:y="10.319cm" svg:width="17cm" svg:height="4.888cm" draw:z-index="0"><draw:image xlink:href="Pictures/10000201000005B8000001A5253CC7755C129558.png" xlink:type="simple" xlink:show="embed" xlink:actuate="onLoad" loext:mime-type="image/png"/></draw:frame><draw:frame draw:style-name="fr1" draw:name="Image2" text:anchor-type="char" svg:x="0.132cm" svg:y="0.145cm" svg:width="17cm" svg:height="10.079cm" draw:z-index="1"><draw:image xlink:href="Pictures/100002010000058C0000034A6907D7335E4C1A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7:22:07.524671706</meta:creation-date>
    <dc:date>2022-04-13T06:58:24.512837253</dc:date>
    <meta:editing-duration>PT16M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" meta:word-count="1" meta:character-count="6" meta:non-whitespace-character-count="6"/>
  </office:meta>
</office:document-meta>
</file>